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5.065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Sugar Glider</text:p>
          </draw:text-box>
        </draw:frame>
        <draw:frame presentation:style-name="pr2" draw:text-style-name="P1" draw:layer="layout" svg:width="18.971cm" svg:height="5.065cm" svg:x="7.699cm" svg:y="9.652cm" presentation:class="subtitle" presentation:user-transformed="true">
          <draw:text-box>
            <text:p>Fun fact: Sugar gliders get their name from the fact they love eating sweet sugary foods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21:31:40.862857226</meta:creation-date>
    <meta:editing-duration>PT7M2S</meta:editing-duration>
    <meta:editing-cycles>2</meta:editing-cycles>
    <meta:generator>LibreOffice/6.4.7.2$Linux_X86_64 LibreOffice_project/40$Build-2</meta:generator>
    <dc:title>Nature Illustration</dc:title>
    <dc:date>2022-03-02T21:38:41.531532975</dc:date>
    <meta:document-statistic meta:object-count="40"/>
  </office:meta>
</office:document-meta>
</file>